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15">
            <text:p>1015</text:p>
          </table:table-cell>
          <table:table-cell table:style-name="ce22" office:value-type="float" office:value="227">
            <text:p>22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02">
            <text:p>1402</text:p>
          </table:table-cell>
          <table:table-cell table:style-name="ce22" office:value-type="float" office:value="438">
            <text:p>43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90">
            <text:p>4090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796">
            <text:p>30796</text:p>
          </table:table-cell>
          <table:table-cell table:style-name="ce22" office:value-type="float" office:value="5147">
            <text:p>514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838">
            <text:p>2838</text:p>
          </table:table-cell>
          <table:table-cell table:style-name="ce22" office:value-type="float" office:value="1126">
            <text:p>112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408">
            <text:p>17408</text:p>
          </table:table-cell>
          <table:table-cell table:style-name="ce22" office:value-type="float" office:value="4582">
            <text:p>458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353">
            <text:p>35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91">
            <text:p>2291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246">
            <text:p>3246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73">
            <text:p>1473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977">
            <text:p>2977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498">
            <text:p>27498</text:p>
          </table:table-cell>
          <table:table-cell table:style-name="ce22" office:value-type="float" office:value="2576">
            <text:p>257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284">
            <text:p>3284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2566">
            <text:p>102566</text:p>
          </table:table-cell>
          <table:table-cell table:style-name="ce22" office:value-type="float" office:value="17937">
            <text:p>179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326">
            <text:p>632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701">
            <text:p>270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997">
            <text:p>4997</text:p>
          </table:table-cell>
          <table:table-cell table:style-name="ce22" office:value-type="float" office:value="1906">
            <text:p>190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680">
            <text:p>24680</text:p>
          </table:table-cell>
          <table:table-cell table:style-name="ce22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318">
            <text:p>27318</text:p>
          </table:table-cell>
          <table:table-cell table:style-name="ce22" office:value-type="float" office:value="223">
            <text:p>22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419">
            <text:p>1419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889">
            <text:p>18889</text:p>
          </table:table-cell>
          <table:table-cell table:style-name="ce22" office:value-type="float" office:value="1524">
            <text:p>152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90">
            <text:p>449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835">
            <text:p>7835</text:p>
          </table:table-cell>
          <table:table-cell table:style-name="ce22" office:value-type="float" office:value="1058">
            <text:p>105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5599">
            <text:p>85599</text:p>
          </table:table-cell>
          <table:table-cell table:style-name="ce22" office:value-type="float" office:value="6558">
            <text:p>655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7409">
            <text:p>167409</text:p>
          </table:table-cell>
          <table:table-cell table:style-name="ce22" office:value-type="float" office:value="18669">
            <text:p>1866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9975">
            <text:p>269975</text:p>
          </table:table-cell>
          <table:table-cell table:style-name="ce22" office:value-type="float" office:value="36606">
            <text:p>3660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